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SMP</text:p>
          </table:table-cell>
          <table:table-cell office:value-type="string" calcext:value-type="string">
            <text:p>Linux nanopi-neo 4.14.87-allwinner #1 SMP Wed Dec 26 15:26:48 UTC 2018 armv7l GNU/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EMPT-RT</text:p>
          </table:table-cell>
          <table:table-cell office:value-type="string" calcext:value-type="string">
            <text:p>Linux nanopi-neo 4.14.78-rt47-allwinner #1 SMP PREEMPT RT Mon Jan 21 20:12:29 UTC 2019 armv7l GNU/Linu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MP</text:p>
          </table:table-cell>
          <table:table-cell table:style-name="ce3"/>
          <table:table-cell table:style-name="ce2" office:value-type="string" calcext:value-type="string">
            <text:p>PREEMPT-RT</text:p>
          </table:table-cell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500MHz</text:p>
          </table:table-cell>
          <table:table-cell table:style-name="ce2" office:value-type="string" calcext:value-type="string">
            <text:p>30MHz</text:p>
          </table:table-cell>
          <table:table-cell table:style-name="ce2" office:value-type="string" calcext:value-type="string">
            <text:p>500MHz</text:p>
          </table:table-cell>
          <table:table-cell table:style-name="ce2" office:value-type="string" calcext:value-type="string">
            <text:p>30MHz</text:p>
          </table:table-cell>
        </table:table-row>
        <table:table-row table:style-name="ro1">
          <table:table-cell table:style-name="ce1" office:value-type="string" calcext:value-type="string">
            <text:p>_|-|_</text:p>
          </table:table-cell>
          <table:table-cell table:style-name="ce3" office:value-type="string" calcext:value-type="string">
            <text:p>476μs</text:p>
          </table:table-cell>
          <table:table-cell table:style-name="ce3" office:value-type="string" calcext:value-type="string">
            <text:p>440μs</text:p>
          </table:table-cell>
          <table:table-cell table:style-name="ce3" office:value-type="string" calcext:value-type="string">
            <text:p>340μs</text:p>
          </table:table-cell>
          <table:table-cell table:style-name="ce3" office:value-type="string" calcext:value-type="string">
            <text:p>335μs</text:p>
          </table:table-cell>
        </table:table-row>
        <table:table-row table:style-name="ro1">
          <table:table-cell table:style-name="ce1" office:value-type="string" calcext:value-type="string">
            <text:p>|||_|||</text:p>
          </table:table-cell>
          <table:table-cell table:number-columns-repeated="2" table:style-name="ce3" office:value-type="string" calcext:value-type="string">
            <text:p>328ms</text:p>
          </table:table-cell>
          <table:table-cell table:style-name="ce3" office:value-type="string" calcext:value-type="string">
            <text:p>330ms</text:p>
          </table:table-cell>
          <table:table-cell table:style-name="ce3" office:value-type="string" calcext:value-type="string">
            <text:p>332ms</text:p>
          </table:table-cell>
        </table:table-row>
        <table:table-row table:style-name="ro1">
          <table:table-cell table:style-name="ce1" office:value-type="string" calcext:value-type="string">
            <text:p>_|||_</text:p>
          </table:table-cell>
          <table:table-cell table:style-name="ce3" office:value-type="string" calcext:value-type="string">
            <text:p>876ms</text:p>
          </table:table-cell>
          <table:table-cell table:style-name="ce3" office:value-type="string" calcext:value-type="string">
            <text:p>672ms</text:p>
          </table:table-cell>
          <table:table-cell table:style-name="ce3" office:value-type="string" calcext:value-type="string">
            <text:p>342ms</text:p>
          </table:table-cell>
          <table:table-cell table:style-name="ce3" office:value-type="string" calcext:value-type="string">
            <text:p>330m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mmand example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Run mode=benchmark, spi=20MHz, iterations=20, printf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linux-app -i /dev/i2c-0 -s /dev/spidev0.0 -m 1 -b 2000000 -r 20 -p 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Run mode=normal, spi=30MHz, iterations=10, printf=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linux-app -i /dev/i2c-0 -s /dev/spidev0.0 -b 2000000 -r 2 -p 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Run mode=normal, spi=500Mz, iterations=forever, printf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linux-app -i /dev/i2c-0 -s /dev/spidev0.0 -b 500000 -p 1</text:p>
          </table:table-cell>
          <table:table-cell table:number-columns-repeated="4"/>
        </table:table-row>
      </table:table>
      <table:table table:name="Sheet2" table:style-name="ta1"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-m 1 -r 20 -p 1</text:p>
          </table:table-cell>
          <table:table-cell table:number-columns-repeated="2"/>
          <table:table-cell office:value-type="string" calcext:value-type="string">
            <text:p>-m 1 -r 20 -p 0</text:p>
          </table:table-cell>
          <table:table-cell table:number-columns-repeated="3"/>
          <table:table-cell office:value-type="string" calcext:value-type="string">
            <text:p>-m 1 -r 20 -p 1</text:p>
          </table:table-cell>
          <table:table-cell table:number-columns-repeated="2"/>
          <table:table-cell office:value-type="string" calcext:value-type="string">
            <text:p>-m 1 -r 20 -p 0</text:p>
          </table:table-cell>
        </table:table-row>
        <table:table-row table:style-name="ro1">
          <table:table-cell office:value-type="string" calcext:value-type="string">
            <text:p>RT printf=ON</text:p>
          </table:table-cell>
          <table:table-cell table:number-columns-repeated="2"/>
          <table:table-cell office:value-type="string" calcext:value-type="string">
            <text:p>RT printf=OFF</text:p>
          </table:table-cell>
          <table:table-cell table:number-columns-repeated="3"/>
          <table:table-cell office:value-type="string" calcext:value-type="string">
            <text:p>SMP print=ON</text:p>
          </table:table-cell>
          <table:table-cell table:number-columns-repeated="2"/>
          <table:table-cell office:value-type="string" calcext:value-type="string">
            <text:p>SMP print=OFF</text:p>
          </table:table-cell>
        </table:table-row>
        <table:table-row table:style-name="ro1">
          <table:table-cell office:value-type="string" calcext:value-type="string">
            <text:p><text:s text:c="8"/>SPI speed: 1000000 Hz (1000 KHz)</text:p>
          </table:table-cell>
          <table:table-cell table:number-columns-repeated="2"/>
          <table:table-cell office:value-type="string" calcext:value-type="string">
            <text:p><text:s text:c="8"/>SPI speed: 1000000 Hz (1000 KHz)</text:p>
          </table:table-cell>
          <table:table-cell table:number-columns-repeated="3"/>
          <table:table-cell office:value-type="string" calcext:value-type="string">
            <text:p><text:s text:c="8"/>SPI speed: 1000000 Hz (1000 KHz)</text:p>
          </table:table-cell>
          <table:table-cell table:number-columns-repeated="2"/>
          <table:table-cell office:value-type="string" calcext:value-type="string">
            <text:p><text:s text:c="8"/>SPI speed: 1000000 Hz (1000 KHz)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/>
          <table:table-cell office:value-type="float" office:value="2249" calcext:value-type="float">
            <text:p>2249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3"/>
          <table:table-cell office:value-type="float" office:value="1778" calcext:value-type="float">
            <text:p>1778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48" calcext:value-type="float">
            <text:p>2248</text:p>
          </table:table-cell>
          <table:table-cell table:number-columns-repeated="3"/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3"/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table:number-columns-repeated="3"/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table:number-columns-repeated="3"/>
          <table:table-cell office:value-type="float" office:value="1343" calcext:value-type="float">
            <text:p>1343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number-columns-repeated="3"/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  <table:table-cell office:value-type="float" office:value="1775" calcext:value-type="float">
            <text:p>1775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table:number-columns-repeated="3"/>
          <table:table-cell office:value-type="float" office:value="1343" calcext:value-type="float">
            <text:p>1343</text:p>
          </table:table-cell>
          <table:table-cell table:number-columns-repeated="2"/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<text:s text:c="8"/>SPI speed: 2000000 Hz (2000 KHz)</text:p>
          </table:table-cell>
          <table:table-cell table:number-columns-repeated="2"/>
          <table:table-cell office:value-type="string" calcext:value-type="string">
            <text:p><text:s text:c="8"/>SPI speed: 2000000 Hz (2000 KHz)</text:p>
          </table:table-cell>
          <table:table-cell table:number-columns-repeated="3"/>
          <table:table-cell office:value-type="string" calcext:value-type="string">
            <text:p><text:s text:c="8"/>SPI speed: 2000000 Hz (2000 KHz)</text:p>
          </table:table-cell>
          <table:table-cell table:number-columns-repeated="2"/>
          <table:table-cell office:value-type="string" calcext:value-type="string">
            <text:p><text:s text:c="8"/>SPI speed: 2000000 Hz (2000 KHz)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table:number-columns-repeated="3"/>
          <table:table-cell office:value-type="float" office:value="1832" calcext:value-type="float">
            <text:p>1832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2"/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51" calcext:value-type="float">
            <text:p>2251</text:p>
          </table:table-cell>
          <table:table-cell table:number-columns-repeated="3"/>
          <table:table-cell office:value-type="float" office:value="1840" calcext:value-type="float">
            <text:p>1840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 table:number-columns-repeated="2"/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number-columns-repeated="3"/>
          <table:table-cell office:value-type="float" office:value="1836" calcext:value-type="float">
            <text:p>1836</text:p>
          </table:table-cell>
          <table:table-cell table:number-columns-repeated="2"/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table:number-columns-repeated="2"/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/>
          <table:table-cell office:value-type="float" office:value="2258" calcext:value-type="float">
            <text:p>2258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table:number-columns-repeated="3"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table:number-columns-repeated="2"/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<text:s text:c="8"/>SPI speed: 5000000 Hz (5000 KHz)</text:p>
          </table:table-cell>
          <table:table-cell table:number-columns-repeated="2"/>
          <table:table-cell office:value-type="string" calcext:value-type="string">
            <text:p><text:s text:c="8"/>SPI speed: 5000000 Hz (5000 KHz)</text:p>
          </table:table-cell>
          <table:table-cell table:number-columns-repeated="3"/>
          <table:table-cell office:value-type="string" calcext:value-type="string">
            <text:p><text:s text:c="8"/>SPI speed: 5000000 Hz (5000 KHz)</text:p>
          </table:table-cell>
          <table:table-cell table:number-columns-repeated="2"/>
          <table:table-cell office:value-type="string" calcext:value-type="string">
            <text:p><text:s text:c="8"/>SPI speed: 5000000 Hz (5000 KHz)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number-columns-repeated="3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84" calcext:value-type="float">
            <text:p>2284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number-columns-repeated="3"/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string" calcext:value-type="string">
            <text:p><text:s text:c="8"/>SPI speed: 10000000 Hz (10000 KHz)</text:p>
          </table:table-cell>
          <table:table-cell table:number-columns-repeated="2"/>
          <table:table-cell office:value-type="string" calcext:value-type="string">
            <text:p><text:s text:c="8"/>SPI speed: 10000000 Hz (10000 KHz)</text:p>
          </table:table-cell>
          <table:table-cell table:number-columns-repeated="3"/>
          <table:table-cell office:value-type="string" calcext:value-type="string">
            <text:p><text:s text:c="8"/>SPI speed: 10000000 Hz (10000 KHz)</text:p>
          </table:table-cell>
          <table:table-cell table:number-columns-repeated="2"/>
          <table:table-cell office:value-type="string" calcext:value-type="string">
            <text:p><text:s text:c="8"/>SPI speed: 10000000 Hz (10000 KHz)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table:number-columns-repeated="3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2275" calcext:value-type="float">
            <text:p>2275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number-columns-repeated="3"/>
          <table:table-cell office:value-type="float" office:value="1894" calcext:value-type="float">
            <text:p>1894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number-columns-repeated="3"/>
          <table:table-cell office:value-type="float" office:value="1898" calcext:value-type="float">
            <text:p>1898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table:number-columns-repeated="3"/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number-columns-repeated="3"/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table:number-columns-repeated="3"/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string" calcext:value-type="string">
            <text:p><text:s text:c="8"/>SPI speed: 20000000 Hz (20000 KHz)</text:p>
          </table:table-cell>
          <table:table-cell table:number-columns-repeated="2"/>
          <table:table-cell office:value-type="string" calcext:value-type="string">
            <text:p><text:s text:c="8"/>SPI speed: 20000000 Hz (20000 KHz)</text:p>
          </table:table-cell>
          <table:table-cell table:number-columns-repeated="3"/>
          <table:table-cell office:value-type="string" calcext:value-type="string">
            <text:p><text:s text:c="8"/>SPI speed: 20000000 Hz (20000 KHz)</text:p>
          </table:table-cell>
          <table:table-cell table:number-columns-repeated="2"/>
          <table:table-cell office:value-type="string" calcext:value-type="string">
            <text:p><text:s text:c="8"/>SPI speed: 20000000 Hz (20000 KHz)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number-columns-repeated="3"/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/>
          <table:table-cell office:value-type="float" office:value="2306" calcext:value-type="float">
            <text:p>2306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/>
          <table:table-cell office:value-type="float" office:value="2288" calcext:value-type="float">
            <text:p>2288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string" calcext:value-type="string">
            <text:p><text:s text:c="8"/>SPI speed: 30000000 Hz (30000 KHz)</text:p>
          </table:table-cell>
          <table:table-cell table:number-columns-repeated="2"/>
          <table:table-cell office:value-type="string" calcext:value-type="string">
            <text:p><text:s text:c="8"/>SPI speed: 30000000 Hz (30000 KHz)</text:p>
          </table:table-cell>
          <table:table-cell table:number-columns-repeated="3"/>
          <table:table-cell office:value-type="string" calcext:value-type="string">
            <text:p><text:s text:c="8"/>SPI speed: 30000000 Hz (30000 KHz)</text:p>
          </table:table-cell>
          <table:table-cell table:number-columns-repeated="2"/>
          <table:table-cell office:value-type="string" calcext:value-type="string">
            <text:p><text:s text:c="8"/>SPI speed: 30000000 Hz (30000 KHz)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table:number-columns-repeated="3"/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table:number-columns-repeated="3"/>
          <table:table-cell office:value-type="float" office:value="1903" calcext:value-type="float">
            <text:p>1903</text:p>
          </table:table-cell>
          <table:table-cell table:number-columns-repeated="2"/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/>
          <table:table-cell office:value-type="float" office:value="2308" calcext:value-type="float">
            <text:p>2308</text:p>
          </table:table-cell>
          <table:table-cell table:number-columns-repeated="3"/>
          <table:table-cell office:value-type="float" office:value="1904" calcext:value-type="float">
            <text:p>1904</text:p>
          </table:table-cell>
          <table:table-cell table:number-columns-repeated="2"/>
          <table:table-cell office:value-type="float" office:value="2986" calcext:value-type="float">
            <text:p>2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22:53:08.344195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2:20:10.219840696</meta:creation-date>
    <dc:date>2019-01-22T23:45:55.584370288</dc:date>
    <meta:editing-duration>PT38M56S</meta:editing-duration>
    <meta:editing-cycles>5</meta:editing-cycles>
    <meta:generator>LibreOffice/6.0.7.3$Linux_X86_64 LibreOffice_project/00m0$Build-3</meta:generator>
    <meta:document-statistic meta:table-count="2" meta:cell-count="544" meta:object-count="0"/>
  </office:meta>
</office:document-meta>
</file>